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2e547" officeooo:paragraph-rsid="0002e547"/>
    </style:style>
    <style:style style:name="P2" style:family="paragraph" style:parent-style-name="Standard">
      <style:paragraph-properties fo:text-align="start" style:justify-single-word="false"/>
      <style:text-properties officeooo:rsid="0002e547" officeooo:paragraph-rsid="0002e547"/>
    </style:style>
    <style:style style:name="P3" style:family="paragraph" style:parent-style-name="Standard">
      <style:paragraph-properties fo:text-align="start" style:justify-single-word="false"/>
      <style:text-properties officeooo:rsid="000566c0" officeooo:paragraph-rsid="000566c0"/>
    </style:style>
    <style:style style:name="P4" style:family="paragraph" style:parent-style-name="Standard">
      <style:paragraph-properties fo:text-align="start" style:justify-single-word="false"/>
      <style:text-properties officeooo:paragraph-rsid="000566c0"/>
    </style:style>
    <style:style style:name="P5" style:family="paragraph" style:parent-style-name="Standard">
      <style:paragraph-properties fo:text-align="start" style:justify-single-word="false"/>
      <style:text-properties officeooo:paragraph-rsid="0009a0ac"/>
    </style:style>
    <style:style style:name="P6" style:family="paragraph" style:parent-style-name="Standard">
      <style:paragraph-properties fo:text-align="center" style:justify-single-word="false"/>
      <style:text-properties officeooo:rsid="0009a0ac" officeooo:paragraph-rsid="0009a0ac"/>
    </style:style>
    <style:style style:name="P7" style:family="paragraph" style:parent-style-name="Standard">
      <style:paragraph-properties fo:text-align="start" style:justify-single-word="false"/>
      <style:text-properties officeooo:rsid="0009a0ac" officeooo:paragraph-rsid="000b9a75"/>
    </style:style>
    <style:style style:name="P8" style:family="paragraph" style:parent-style-name="Standard">
      <style:text-properties officeooo:paragraph-rsid="000b9a75"/>
    </style:style>
    <style:style style:name="P9" style:family="paragraph" style:parent-style-name="Standard">
      <style:paragraph-properties fo:text-align="start" style:justify-single-word="false"/>
      <style:text-properties officeooo:rsid="000368be" officeooo:paragraph-rsid="000b9a75"/>
    </style:style>
    <style:style style:name="P10" style:family="paragraph" style:parent-style-name="Standard">
      <style:paragraph-properties fo:text-align="center" style:justify-single-word="false" fo:break-before="page"/>
      <style:text-properties officeooo:rsid="0009a0ac" officeooo:paragraph-rsid="0009a0ac"/>
    </style:style>
    <style:style style:name="P11" style:family="paragraph" style:parent-style-name="Standard">
      <style:paragraph-properties fo:text-align="start" style:justify-single-word="false"/>
      <style:text-properties officeooo:rsid="00067edf" officeooo:paragraph-rsid="0010272c"/>
    </style:style>
    <style:style style:name="P12" style:family="paragraph" style:parent-style-name="Standard">
      <style:paragraph-properties fo:text-align="start" style:justify-single-word="false"/>
      <style:text-properties officeooo:rsid="00067edf" officeooo:paragraph-rsid="00118250"/>
    </style:style>
    <style:style style:name="P13" style:family="paragraph" style:parent-style-name="Standard">
      <style:paragraph-properties fo:text-align="start" style:justify-single-word="false"/>
      <style:text-properties officeooo:rsid="0010272c" officeooo:paragraph-rsid="0010272c"/>
    </style:style>
    <style:style style:name="P14" style:family="paragraph" style:parent-style-name="Standard">
      <style:paragraph-properties fo:text-align="start" style:justify-single-word="false"/>
      <style:text-properties officeooo:paragraph-rsid="00118250"/>
    </style:style>
    <style:style style:name="P15" style:family="paragraph" style:parent-style-name="Standard">
      <style:paragraph-properties fo:text-align="start" style:justify-single-word="false"/>
      <style:text-properties officeooo:paragraph-rsid="000b9a75"/>
    </style:style>
    <style:style style:name="P16" style:family="paragraph" style:parent-style-name="Standard">
      <style:paragraph-properties fo:text-align="start" style:justify-single-word="false"/>
      <style:text-properties officeooo:rsid="00118250" officeooo:paragraph-rsid="00118250"/>
    </style:style>
    <style:style style:name="T1" style:family="text">
      <style:text-properties officeooo:rsid="000566c0"/>
    </style:style>
    <style:style style:name="T2" style:family="text">
      <style:text-properties officeooo:rsid="0009a0ac"/>
    </style:style>
    <style:style style:name="T3" style:family="text">
      <style:text-properties officeooo:rsid="0002e547"/>
    </style:style>
    <style:style style:name="T4" style:family="text">
      <style:text-properties officeooo:rsid="000b9a75"/>
    </style:style>
    <style:style style:name="T5" style:family="text">
      <style:text-properties officeooo:rsid="000bd507"/>
    </style:style>
    <style:style style:name="T6" style:family="text">
      <style:text-properties officeooo:rsid="000d7fba"/>
    </style:style>
    <style:style style:name="T7" style:family="text">
      <style:text-properties officeooo:rsid="0010272c"/>
    </style:style>
    <style:style style:name="T8" style:family="text">
      <style:text-properties officeooo:rsid="0011b3dc"/>
    </style:style>
    <style:style style:name="T9" style:family="text">
      <style:text-properties officeooo:rsid="000368b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vor Bramwell</text:p>
      <text:p text:style-name="P2">CS391 – Social and Ethical Issues in Computer Science</text:p>
      <text:p text:style-name="P2"><text:date style:data-style-name="N37" text:date-value="2013-11-19T21:51:59.380867481" text:fixed="true">11/19/13</text:date></text:p>
      <text:p text:style-name="P2"/>
      <text:p text:style-name="P2"/>
      <text:p text:style-name="P1">AT&amp;T Sells Phone Call History to C.I.A.</text:p>
      <text:p text:style-name="P1"/>
      <text:p text:style-name="P15"><text:span text:style-name="T9">“</text:span>The CIA is paying AT&amp;T $10 million a year for call records used to help track down suspected terrorists<text:span text:style-name="T8">” [Whitney]. It was recently found that AT&amp;T has been selling call history of American and foreign citizens to the C.I.A. at a price of $10 million a year. This is a major breach of privacy for not only all of AT&amp;T's customers, but also their callers. This transaction between the C.I.A. and AT&amp;T is voluntary on AT&amp;T's part and they have every ability to not comply with the C.I.A.'s requests. This relationship with the government is further facilitated though AT&amp;T having employees embedded in not just the F.B.I. but also the D.E.A. as well.</text:span></text:p>
      <text:p text:style-name="P9"/>
      <text:p text:style-name="P14"><text:span text:style-name="T1">The law provides some privacy safeguards that prohibited the C.I.A. from spying on domestic activities. “</text:span>Most of the call logs provided by AT&amp;T involve foreign-to-foreign calls, but when the company produces records of international calls with one end in the United States, it does not disclose the identity of the Americans and <text:span text:style-name="T1">'</text:span>masks<text:span text:style-name="T1">'</text:span> several digits of their phone numbers” <text:span text:style-name="T8">[Savage]. But nothing stops the C.I.A. from asking the F.B.I. to make AT&amp;T provide the full numbers though a subpoena. This could affect me as an American who has international friends. If the C.I.A. took interest into one of my friends, and requested their calls, I could wrongfully be implicated in any illegal activities they might be involved in.</text:span></text:p>
      <text:p text:style-name="P4"/>
      <text:p text:style-name="P3"><text:span text:style-name="T5">The ethics of these actions are questionable at best. I will a</text:span>nalyze <text:span text:style-name="T6">these actions using two workable ethical theories. I will apply Social Contract Theory first and then apply Rule Utilitarianism. After applying these ethical theories I will analyze their outcome and provide a judgment based on the strength of their application.</text:span></text:p>
      <text:p text:style-name="P3"/>
      <text:p text:style-name="P13">Social Contract Theory shows us at least two social contracts in play. The first is customer's trust that AT&amp;T will protect their privacy. In this instance American customer's privacy is being protected, but at the cost of the privacy of AT&amp;T's international customers. This breaks the social contract AT&amp;T has with it's foreign customers. The second social contract is between the American citizens and their government. Laws are in place to prevent this sort of over arching collection of information, and provide accountability through paper trails. When AT&amp;T circumvents this law by volunteering the information to the C.I.A., they are breaking the social contract of laws instituted to protect American privacy. Thus Social contract theory would say that what AT&amp;T did was unethical.</text:p>
      <text:p text:style-name="P11"/>
      <text:p text:style-name="P12"><text:span text:style-name="T7">Rule Utilitarianism would expound this rule to say: Sharing of private information to the government is okay as long as the citizens identities are kept semi-private. If everyone shared semi-private information to the government, then data mining could be used to make connections between all that information, and retrieve the parts that were hidden. Further, this would nullify all the laws already in place to prevent thing like this, costing taxpayers millions of dollars as the laws are revised. Overall, Rule Utilitarianism would say this is unethical.</text:span></text:p>
      <text:p text:style-name="P12"/>
      <text:p text:style-name="P16"><text:span text:style-name="T7">S</text:span>ince both Social Contract Theory and Rule Utilitarianism agree that what AT&amp;T and the C.I.A. does is <text:s/>unethical, I find that their actions were also unethical. </text:p>
      <text:p text:style-name="P2"/>
      <text:p text:style-name="P6"/>
      <text:p text:style-name="P10">REFERENCES</text:p>
      <text:p text:style-name="P8"/>
      <text:p text:style-name="P8"><text:span text:style-name="T4">Savage, C. NYTIMES.com. </text:span>C.I.A. Is Said to Pay AT&amp;T for Call Data. <text:span text:style-name="T4">7 Nov. 2013.</text:span></text:p>
      <text:p text:style-name="P7"><text:span text:style-name="T3"><text:tab/></text:span><text:a xlink:type="simple" xlink:href="http://www.nytimes.com/2013/11/07/us/cia-is-said-to-pay-att-for-call-data.html"><text:span text:style-name="T3">http://www.nytimes.com/2013/11/07/us/cia-is-said-to-pay-att-for-call-data.html</text:span></text:a></text:p>
      <text:p text:style-name="P5"/>
      <text:p text:style-name="P5"><text:span text:style-name="T3">Whitney, L. CNET.com. “</text:span>AT&amp;T supplies CIA with customer data for a fee, says NY Times”. <text:span text:style-name="T2">7 Nov. <text:tab/>2013.</text:span><text:a xlink:type="simple" xlink:href="http://news.cnet.com/8301-1009_3-57611299-83/at-t-supplies-cia-with-customer-data-for-"><text:span text:style-name="T2">http://news.cnet.com/8301-1009_3-57611299-83/at-t-supplies-cia-with-customer-data-for-</text:span></text:a><text:span text:style-name="T2"><text:tab/></text:span><text:a xlink:type="simple" xlink:href="http://news.cnet.com/8301-1009_3-57611299-83/at-t-supplies-cia-with-customer-data-for-a-fee-says-ny-times/"><text:span text:style-name="T2">a-fee-says-ny-tim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21:51:10.120304115</meta:creation-date>
    <dc:date>2013-11-23T13:52:28.125217447</dc:date>
    <meta:editing-duration>PT22M38S</meta:editing-duration>
    <meta:editing-cycles>4</meta:editing-cycles>
    <meta:generator>LibreOffice/4.1.3.2$Linux_X86_64 LibreOffice_project/410m0$Build-2</meta:generator>
    <meta:document-statistic meta:table-count="0" meta:image-count="0" meta:object-count="0" meta:page-count="2" meta:paragraph-count="14" meta:word-count="573" meta:character-count="3702" meta:non-whitespace-character-count="3138"/>
  </office:meta>
</office:document-meta>
</file>